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font-size="26pt" style:font-size-asian="26pt" style:font-size-complex="26pt"/>
    </style:style>
    <style:style style:name="P3" style:parent-style-name="Titre1" style:family="paragraph">
      <style:paragraph-properties fo:keep-with-next="auto" fo:keep-together="auto" fo:text-align="center" fo:margin-top="0.1388in" fo:margin-bottom="0in" fo:line-height="150%" fo:background-color="#F5F5F5"/>
    </style:style>
    <style:style style:name="T4" style:parent-style-name="Policepardéfaut" style:family="text">
      <style:text-properties fo:font-size="16pt" style:font-size-asian="16pt" style:font-size-complex="16pt"/>
    </style:style>
    <style:style style:name="P5" style:parent-style-name="Standard" style:family="paragraph">
      <style:text-properties fo:color="#434343" fo:font-size="11.5pt" style:font-size-asian="11.5pt" style:font-size-complex="11.5pt" fo:background-color="#FFFFFF"/>
    </style:style>
    <style:style style:name="P6" style:parent-style-name="Standard" style:family="paragraph">
      <style:text-properties fo:font-size="11pt" style:font-size-asian="11pt" style:font-size-complex="11pt"/>
    </style:style>
    <style:style style:name="TableColumn8" style:family="table-column">
      <style:table-column-properties style:column-width="10.1875in" style:use-optimal-column-width="false"/>
    </style:style>
    <style:style style:name="Table7" style:family="table">
      <style:table-properties style:width="10.1875in" fo:margin-left="-0.2916in" table:align="left"/>
    </style:style>
    <style:style style:name="TableRow9" style:family="table-row">
      <style:table-row-properties style:min-row-height="2.2291in" style:use-optimal-row-height="false"/>
    </style:style>
    <style:style style:name="TableCell10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T14" style:parent-style-name="Policepardéfaut" style:family="text">
      <style:text-properties fo:font-size="11pt" style:font-size-asian="11pt" style:font-size-complex="11pt"/>
    </style:style>
    <style:style style:name="P15" style:parent-style-name="Standard" style:family="paragraph"/>
    <style:style style:name="T16" style:parent-style-name="Policepardéfaut" style:family="text">
      <style:text-properties fo:font-size="11pt" style:font-size-asian="11pt" style:font-size-complex="11pt"/>
    </style:style>
    <style:style style:name="T17" style:parent-style-name="Policepardéfaut" style:family="text">
      <style:text-properties fo:font-size="11pt" style:font-size-asian="11pt" style:font-size-complex="11pt"/>
    </style:style>
    <style:style style:name="P18" style:parent-style-name="Standard" style:family="paragraph"/>
    <style:style style:name="T19" style:parent-style-name="Policepardéfaut" style:family="text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T21" style:parent-style-name="Policepardéfaut" style:family="text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T25" style:parent-style-name="Policepardéfaut" style:family="text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TableColumn32" style:family="table-column">
      <style:table-column-properties style:column-width="1.6777in" style:use-optimal-column-width="false"/>
    </style:style>
    <style:style style:name="TableColumn33" style:family="table-column">
      <style:table-column-properties style:column-width="1.8131in" style:use-optimal-column-width="false"/>
    </style:style>
    <style:style style:name="TableColumn34" style:family="table-column">
      <style:table-column-properties style:column-width="5.3222in" style:use-optimal-column-width="false"/>
    </style:style>
    <style:style style:name="TableColumn35" style:family="table-column">
      <style:table-column-properties style:column-width="2.3847in" style:use-optimal-column-width="false"/>
    </style:style>
    <style:style style:name="Table31" style:family="table">
      <style:table-properties style:width="11.1979in" fo:margin-left="-0.8041in" table:align="left"/>
    </style:style>
    <style:style style:name="TableRow36" style:family="table-row">
      <style:table-row-properties style:min-row-height="0.4673in" style:use-optimal-row-height="false"/>
    </style:style>
    <style:style style:name="TableCell37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38" style:parent-style-name="Standard" style:family="paragraph">
      <style:paragraph-properties fo:widows="2" fo:orphans="2" fo:text-align="center" fo:margin-top="0.1111in" fo:margin-bottom="0.1388in" fo:line-height="100%" fo:margin-right="0.1666in" fo:background-color="#FFFFFF"/>
    </style:style>
    <style:style style:name="T39" style:parent-style-name="Policepardéfaut" style:family="text">
      <style:text-properties fo:font-weight="bold" style:font-weight-asian="bold" fo:color="#271A38" fo:font-size="11pt" style:font-size-asian="11pt" style:font-size-complex="11pt"/>
    </style:style>
    <style:style style:name="TableCell40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1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2" style:parent-style-name="Policepardéfaut" style:family="text">
      <style:text-properties fo:font-weight="bold" style:font-weight-asian="bold" fo:color="#271A38" fo:font-size="11pt" style:font-size-asian="11pt" style:font-size-complex="11pt"/>
    </style:style>
    <style:style style:name="TableCell43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4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5" style:parent-style-name="Policepardéfaut" style:family="text">
      <style:text-properties fo:font-weight="bold" style:font-weight-asian="bold" fo:color="#271A38" fo:font-size="11pt" style:font-size-asian="11pt" style:font-size-complex="11pt"/>
    </style:style>
    <style:style style:name="TableCell46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47" style:parent-style-name="Standard" style:family="paragraph">
      <style:paragraph-properties fo:text-align="center" fo:margin-top="0.1111in" fo:margin-bottom="0.1388in" fo:line-height="100%" fo:margin-right="0.1666in" fo:background-color="#FFFFFF"/>
    </style:style>
    <style:style style:name="T48" style:parent-style-name="Policepardéfaut" style:family="text">
      <style:text-properties fo:font-weight="bold" style:font-weight-asian="bold" fo:color="#271A38" fo:font-size="11pt" style:font-size-asian="11pt" style:font-size-complex="11pt"/>
    </style:style>
    <style:style style:name="TableRow49" style:family="table-row">
      <style:table-row-properties style:min-row-height="0.9416in" style:use-optimal-row-height="false"/>
    </style:style>
    <style:style style:name="TableCell50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51" style:parent-style-name="Standard" style:family="paragraph">
      <style:paragraph-properties fo:line-height="100%"/>
    </style:style>
    <style:style style:name="T52" style:parent-style-name="Policepardéfaut" style:family="text">
      <style:text-properties style:font-name="Inter" style:font-name-asian="Inter" style:font-name-complex="Inter" fo:font-weight="bold" style:font-weight-asian="bold"/>
    </style:style>
    <style:style style:name="P53" style:parent-style-name="Standard" style:family="paragraph">
      <style:text-properties fo:font-weight="bold" style:font-weight-asian="bold" fo:color="#434343" fo:font-size="11pt" style:font-size-asian="11pt" style:font-size-complex="11pt"/>
    </style:style>
    <style:style style:name="P54" style:parent-style-name="Standard" style:family="paragraph">
      <style:paragraph-properties fo:line-height="100%"/>
      <style:text-properties fo:font-size="11pt" style:font-size-asian="11pt" style:font-size-complex="11pt"/>
    </style:style>
    <style:style style:name="TableCell55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56" style:parent-style-name="Standard" style:family="paragraph">
      <style:paragraph-properties fo:margin-right="0.1666in" fo:background-color="#FFFFFF"/>
    </style:style>
    <style:style style:name="T57" style:parent-style-name="Policepardéfaut" style:family="text">
      <style:text-properties style:font-name="Inter" style:font-name-asian="Inter" style:font-name-complex="Inter"/>
    </style:style>
    <style:style style:name="TableCell58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59" style:parent-style-name="Standard" style:family="paragraph">
      <style:paragraph-properties fo:margin-top="0.1111in" fo:line-height="161%" fo:margin-right="0.1666in" fo:background-color="#FFFFFF"/>
    </style:style>
    <style:style style:name="T60" style:parent-style-name="Policepardéfaut" style:family="text">
      <style:text-properties style:font-name="Inter" style:font-name-asian="Inter" style:font-name-complex="Inter" fo:color="#271A38"/>
    </style:style>
    <style:style style:name="P61" style:parent-style-name="Standard" style:family="paragraph">
      <style:paragraph-properties fo:line-height="161%" fo:margin-right="0.1666in" fo:background-color="#FFFFFF"/>
    </style:style>
    <style:style style:name="T62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T63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64" style:parent-style-name="Standard" style:family="paragraph">
      <style:paragraph-properties fo:line-height="161%" fo:margin-right="0.1666in" fo:background-color="#FFFFFF"/>
    </style:style>
    <style:style style:name="T65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66" style:parent-style-name="Standard" style:family="paragraph">
      <style:paragraph-properties fo:line-height="161%" fo:margin-right="0.1666in" fo:background-color="#FFFFFF"/>
    </style:style>
    <style:style style:name="T67" style:parent-style-name="Policepardéfaut" style:family="text">
      <style:text-properties style:font-name="Inter" style:font-name-asian="Inter" style:font-name-complex="Inter" fo:color="#271A38"/>
    </style:style>
    <style:style style:name="P68" style:parent-style-name="Standard" style:family="paragraph">
      <style:paragraph-properties fo:line-height="161%" fo:margin-right="0.1666in" fo:background-color="#FFFFFF"/>
    </style:style>
    <style:style style:name="T69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70" style:parent-style-name="Standard" style:family="paragraph">
      <style:paragraph-properties fo:line-height="161%" fo:margin-right="0.1666in" fo:background-color="#FFFFFF"/>
    </style:style>
    <style:style style:name="T71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72" style:parent-style-name="Standard" style:family="paragraph">
      <style:paragraph-properties fo:line-height="161%" fo:margin-right="0.1666in" fo:background-color="#FFFFFF"/>
    </style:style>
    <style:style style:name="T73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74" style:parent-style-name="Standard" style:family="paragraph">
      <style:paragraph-properties fo:line-height="161%" fo:margin-right="0.1666in" fo:background-color="#FFFFFF"/>
    </style:style>
    <style:style style:name="T75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76" style:parent-style-name="Standard" style:family="paragraph">
      <style:paragraph-properties fo:line-height="161%" fo:margin-right="0.1666in" fo:background-color="#FFFFFF"/>
    </style:style>
    <style:style style:name="T77" style:parent-style-name="Policepardéfaut" style:family="text">
      <style:text-properties style:font-name="Inter" style:font-name-asian="Inter" style:font-name-complex="Inter" fo:color="#271A38"/>
    </style:style>
    <style:style style:name="P78" style:parent-style-name="Standard" style:family="paragraph">
      <style:paragraph-properties fo:line-height="161%" fo:margin-right="0.1666in" fo:background-color="#FFFFFF"/>
    </style:style>
    <style:style style:name="T79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80" style:parent-style-name="Standard" style:family="paragraph">
      <style:paragraph-properties fo:line-height="161%" fo:margin-right="0.1666in" fo:background-color="#FFFFFF"/>
    </style:style>
    <style:style style:name="T81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82" style:parent-style-name="Standard" style:family="paragraph">
      <style:paragraph-properties fo:line-height="161%" fo:margin-right="0.1666in" fo:background-color="#FFFFFF"/>
    </style:style>
    <style:style style:name="T83" style:parent-style-name="Policepardéfaut" style:family="text">
      <style:text-properties style:font-name="Inter" style:font-name-asian="Inter" style:font-name-complex="Inter" fo:color="#271A38"/>
    </style:style>
    <style:style style:name="P84" style:parent-style-name="Standard" style:family="paragraph">
      <style:paragraph-properties fo:line-height="161%" fo:margin-right="0.1666in" fo:background-color="#FFFFFF"/>
    </style:style>
    <style:style style:name="T85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86" style:parent-style-name="Standard" style:family="paragraph">
      <style:paragraph-properties fo:line-height="161%" fo:margin-right="0.1666in" fo:background-color="#FFFFFF"/>
    </style:style>
    <style:style style:name="T87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88" style:parent-style-name="Standard" style:family="paragraph">
      <style:paragraph-properties fo:line-height="161%" fo:margin-right="0.1666in" fo:background-color="#FFFFFF"/>
    </style:style>
    <style:style style:name="T89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90" style:parent-style-name="Standard" style:family="paragraph">
      <style:paragraph-properties fo:line-height="161%" fo:margin-right="0.1666in" fo:background-color="#FFFFFF"/>
    </style:style>
    <style:style style:name="T91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92" style:parent-style-name="Standard" style:family="paragraph">
      <style:paragraph-properties fo:line-height="161%" fo:margin-right="0.1666in" fo:background-color="#FFFFFF"/>
    </style:style>
    <style:style style:name="T93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94" style:parent-style-name="Standard" style:family="paragraph">
      <style:paragraph-properties fo:line-height="161%" fo:margin-right="0.1666in" fo:background-color="#FFFFFF"/>
    </style:style>
    <style:style style:name="T95" style:parent-style-name="Policepardéfaut" style:family="text">
      <style:text-properties style:font-name="Inter" style:font-name-asian="Inter" style:font-name-complex="Inter" fo:color="#271A38"/>
    </style:style>
    <style:style style:name="T96" style:parent-style-name="Policepardéfaut" style:family="text">
      <style:text-properties style:font-name="Inter" style:font-name-asian="Inter" style:font-name-complex="Inter" fo:color="#271A38"/>
    </style:style>
    <style:style style:name="P97" style:parent-style-name="Standard" style:family="paragraph">
      <style:paragraph-properties fo:line-height="161%" fo:margin-right="0.1666in" fo:background-color="#FFFFFF"/>
    </style:style>
    <style:style style:name="T98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99" style:parent-style-name="Standard" style:family="paragraph">
      <style:paragraph-properties fo:line-height="161%" fo:margin-right="0.1666in" fo:background-color="#FFFFFF"/>
    </style:style>
    <style:style style:name="T100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P101" style:parent-style-name="Standard" style:family="paragraph">
      <style:paragraph-properties fo:line-height="161%" fo:margin-right="0.1666in" fo:background-color="#FFFFFF"/>
    </style:style>
    <style:style style:name="T102" style:parent-style-name="Policepardéfaut" style:family="text">
      <style:text-properties style:font-name="Inter" style:font-name-asian="Inter" style:font-name-complex="Inter" style:text-line-through-style="solid" style:text-line-through-width="auto" style:text-line-through-color="font-color" style:text-line-through-mode="continuous" style:text-line-through-type="single" fo:color="#271A38"/>
    </style:style>
    <style:style style:name="TableCell103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10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05" style:parent-style-name="Standard" style:family="paragraph">
      <style:paragraph-properties fo:margin-right="-0.8333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bookmark-start text:name="_j6h6p5kpranp"/><text:bookmark-end text:name="_j6h6p5kpranp"/><text:span text:style-name="T2">Auto-évaluation<text:s/></text:span><draw:frame draw:z-index="251658240" draw:style-name="a0" draw:name="image1.png" text:anchor-type="paragraph" svg:x="0in" svg:y="0.8228in" svg:width="9.6929in" svg:height="0.0693in" style:rel-width="scale" style:rel-height="scale"><draw:image xlink:href="media/image1.png" xlink:type="simple" xlink:show="embed" xlink:actuate="onLoad"/><svg:title/><svg:desc/></draw:frame></text:h>
      <text:p text:style-name="Standard"/>
      <text:h text:style-name="P3" text:outline-level="1"><text:bookmark-start text:name="_ufkqb1sjg8nk"/><text:bookmark-end text:name="_ufkqb1sjg8nk"/><text:span text:style-name="T4">[Nom de l’activité]</text:span></text:h>
      <text:p text:style-name="P5"/>
      <text:p text:style-name="P6"/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Standard"><text:span text:style-name="T12">Un dernier doute avant l’envoi de vos livrables ?</text:span></text:p>
            <text:p text:style-name="P13"/>
            <text:p text:style-name="Standard"><text:span text:style-name="T14">Pour vérifier la qualité de votre travail :</text:span></text:p>
            <text:list text:style-name="WWNum2">
              <text:list-item>
                <text:p text:style-name="P15"><text:span text:style-name="T16">cochez les cases de cette auto-évaluation pour chaque indicateur de réussite que vous avez<text:s/></text:span><text:span text:style-name="T17">respecté t ;</text:span></text:p>
              </text:list-item>
              <text:list-item>
                <text:p text:style-name="P18"><text:span text:style-name="T19">renseignez la colonne Notes avec des indications sur vos livrables si besoin.</text:span></text:p>
              </text:list-item>
            </text:list>
            <text:p text:style-name="P20"/>
            <text:p text:style-name="Standard"><text:span text:style-name="T21">Quand tout est coché, vous pouvez envoyer vos livrables.</text:span></text:p>
            <text:p text:style-name="P22"/>
            <text:p text:style-name="Standard"><text:span text:style-name="T23">Attention : l'examinateur reste décisionnaire.</text:span></text:p>
            <text:p text:style-name="P24"/>
            <text:p text:style-name="Standard"><text:span text:style-name="T25">Bonne réussite !</text:span></text:p>
          </table:table-cell>
        </table:table-row>
      </table:table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soft-page-break/>
            <text:p text:style-name="P38"><text:span text:style-name="T39">Compétences</text:span></text:p>
          </table:table-cell>
          <table:table-cell table:style-name="TableCell40">
            <text:p text:style-name="P41"><text:span text:style-name="T42">Livrables</text:span></text:p>
          </table:table-cell>
          <table:table-cell table:style-name="TableCell43">
            <text:p text:style-name="P44"><text:span text:style-name="T45">Indicateurs de réussite du projet</text:span></text:p>
          </table:table-cell>
          <table:table-cell table:style-name="TableCell46">
            <text:p text:style-name="P47"><text:span text:style-name="T48">Notes</text:span></text:p>
          </table:table-cell>
        </table:table-row>
        <table:table-row table:style-name="TableRow49">
          <table:table-cell table:style-name="TableCell50">
            <text:p text:style-name="P51"><text:span text:style-name="T52">Programmer en utilisant les fondamentaux de PHP</text:span></text:p>
            <text:p text:style-name="P53"/>
            <text:p text:style-name="P54"/>
          </table:table-cell>
          <table:table-cell table:style-name="TableCell55">
            <text:p text:style-name="P56"><text:span text:style-name="T57">Le site web de The ArtBox mis à jour avec une base de données</text:span></text:p>
          </table:table-cell>
          <table:table-cell table:style-name="TableCell58">
            <text:list text:style-name="WWNum1">
              <text:list-item>
                <text:p text:style-name="P59"><text:span text:style-name="T60">La base de données est correcte :</text:span></text:p>
                <text:list text:continue-numbering="true">
                  <text:list-item>
                    <text:p text:style-name="P61"><text:span text:style-name="T62">Une table « oeuvres » a été créée avec les colonnes<text:s/></text:span><text:span text:style-name="T63">suivantes : titre, description, lien vers l’image, auteur.</text:span></text:p>
                  </text:list-item>
                  <text:list-item>
                    <text:p text:style-name="P64"><text:span text:style-name="T65">Les 15 œuvres sont insérées en base de données.</text:span></text:p>
                  </text:list-item>
                </text:list>
              </text:list-item>
              <text:list-item>
                <text:p text:style-name="P66"><text:span text:style-name="T67">Le site récupère les œuvres en base de données :</text:span></text:p>
                <text:list text:continue-numbering="true">
                  <text:list-item>
                    <text:p text:style-name="P68"><text:span text:style-name="T69">Les œuvres de la page d’accueil sont récupérées en base de données.</text:span></text:p>
                  </text:list-item>
                  <text:list-item>
                    <text:p text:style-name="P70"><text:span text:style-name="T71">La page de détail d’une œuvre récupère l’œuvre en question en base de données (sans récupérer la liste complète des œuvres).</text:span></text:p>
                  </text:list-item>
                  <text:list-item>
                    <text:p text:style-name="P72"><text:span text:style-name="T73">Un message d’erreur est affiché ou une redirection vers la page d’accueil se produit en cas d’accès à une œuvre inexistante en base de données.</text:span></text:p>
                  </text:list-item>
                  <text:list-item>
                    <text:p text:style-name="P74"><text:span text:style-name="T75">Le tableau d’œuvres initialement présent dans le projet a été supprimé.</text:span></text:p>
                  </text:list-item>
                </text:list>
              </text:list-item>
              <text:list-item>
                <text:p text:style-name="P76"><text:span text:style-name="T77">Il est possible d’insérer de nouvelles œuvres :</text:span></text:p>
                <text:soft-page-break/>
                <text:list text:continue-numbering="true">
                  <text:list-item>
                    <text:p text:style-name="P78"><text:span text:style-name="T79">Le formulaire de création d’une œuvre permet bien d’ajouter une nouvelle œuvre à la liste des œuvres.</text:span></text:p>
                  </text:list-item>
                  <text:list-item>
                    <text:p text:style-name="P80"><text:span text:style-name="T81">Les cas d’erreur du formulaire sont traités, à savoir : titre vide, auteur vide, lien ne respectant pas le format classique d’une URL, description inférieure à 3 caractères.</text:span></text:p>
                  </text:list-item>
                </text:list>
              </text:list-item>
              <text:list-item>
                <text:p text:style-name="P82"><text:span text:style-name="T83">Le site s’affiche correctement et est sécurisé :</text:span></text:p>
                <text:list text:continue-numbering="true">
                  <text:list-item>
                    <text:p text:style-name="P84"><text:span text:style-name="T85">Le site s’affiche exactement comme à l’origine.</text:span></text:p>
                  </text:list-item>
                  <text:list-item>
                    <text:p text:style-name="P86"><text:span text:style-name="T87">Aucune erreur PHP ne s’affiche.</text:span></text:p>
                  </text:list-item>
                  <text:list-item>
                    <text:p text:style-name="P88"><text:span text:style-name="T89">Le site est protégé contre les failles XSS.</text:span></text:p>
                  </text:list-item>
                  <text:list-item>
                    <text:p text:style-name="P90"><text:span text:style-name="T91">PDO a été utilisé pour les échanges avec la base de données.</text:span></text:p>
                  </text:list-item>
                  <text:list-item>
                    <text:p text:style-name="P92"><text:span text:style-name="T93">Aucune variable n’a été insérée au sein d’une requête sans passer par une requête préparée.</text:span></text:p>
                  </text:list-item>
                </text:list>
              </text:list-item>
              <text:list-item>
                <text:p text:style-name="P94"><text:span text:style-name="T95">Je suis capable d’expliquer les notions clés liées à<text:s/></text:span><text:span text:style-name="T96">l’activité :</text:span></text:p>
                <text:list text:continue-numbering="true">
                  <text:list-item>
                    <text:p text:style-name="P97"><text:span text:style-name="T98">PHPMyAdmin et comment l’utiliser.</text:span></text:p>
                  </text:list-item>
                  <text:list-item>
                    <text:p text:style-name="P99"><text:span text:style-name="T100">L’exécution de requête SQL avec PDO.</text:span></text:p>
                  </text:list-item>
                  <text:list-item>
                    <text:p text:style-name="P101"><text:span text:style-name="T102">L’intérêt des requêtes préparées.</text:span></text:p>
                  </text:list-item>
                </text:list>
              </text:list-item>
            </text:list>
          </table:table-cell>
          <table:table-cell table:style-name="TableCell103">
            <text:p text:style-name="P104"/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Inter" svg:font-family="Inter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Montserrat" style:font-name-asian="Montserrat" style:font-name-complex="Montserra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1527in" fo:background-color="#FFFFFF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Inter" style:font-name-asian="Inter" style:font-name-complex="Inter" style:text-underline-type="none" style:text-underline-color="font-color"/>
    </style:style>
    <style:style style:name="ListLabel2" style:display-name="ListLabel 2" style:family="text">
      <style:text-properties style:font-name="Inter" style:font-name-asian="Inter" style:font-name-complex="Inter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Inter" style:text-underline-type="none" style:text-underline-color="font-color"/>
    </style:style>
    <style:style style:name="WW_CharLFO1LVL2" style:family="text">
      <style:text-properties style:font-name="Inter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Inter"/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Inter"/>
      </text:list-level-style-bullet>
      <text:list-level-style-bullet text:level="3" text:style-name="WW_CharLFO1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Quentin</meta:initial-creator>
    <dc:creator>Quentin Avrain</dc:creator>
    <meta:creation-date>2024-02-06T14:40:00Z</meta:creation-date>
    <dc:date>2024-02-06T14:40:00Z</dc:date>
    <meta:template xlink:href="Normal.dotm" xlink:type="simple"/>
    <meta:editing-cycles>2</meta:editing-cycles>
    <meta:editing-duration>PT2580S</meta:editing-duration>
    <meta:document-statistic meta:page-count="3" meta:paragraph-count="4" meta:word-count="313" meta:character-count="2095" meta:row-count="14" meta:non-whitespace-character-count="1786"/>
  </office:meta>
</office:document-meta>
</file>